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3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</table:table>
      <table:table table:name="React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43:02.024702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6.2$Linux_X86_64 LibreOffice_project/20m0$Build-2</meta:generator>
    <dc:date>2017-05-08T20:10:31.478196766</dc:date>
    <meta:editing-duration>PT54M56S</meta:editing-duration>
    <meta:editing-cycles>10</meta:editing-cycles>
    <meta:document-statistic meta:table-count="2" meta:cell-count="13" meta:object-count="0"/>
  </office:meta>
</office:document-meta>
</file>